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 fo:font-weight="normal" style:font-weight-asian="normal" style:font-weight-complex="normal"/>
    </style:style>
    <style:style style:name="P2" style:family="paragraph" style:parent-style-name="Standard">
      <style:text-properties style:font-name="Microsoft Sans Serif" fo:font-weight="normal" officeooo:paragraph-rsid="000169c4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Microsoft Sans 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Microsoft Sans Serif" fo:font-weight="normal" style:font-weight-asian="normal" style:font-weight-complex="normal"/>
    </style:style>
    <style:style style:name="P5" style:family="paragraph" style:parent-style-name="Standard" style:list-style-name="L1">
      <style:text-properties style:font-name="Microsoft Sans Serif" fo:font-weight="normal" officeooo:paragraph-rsid="00041d30" style:font-weight-asian="normal" style:font-weight-complex="normal"/>
    </style:style>
    <style:style style:name="P6" style:family="paragraph" style:parent-style-name="Standard" style:list-style-name="L2">
      <style:text-properties style:font-name="Microsoft Sans Serif" fo:font-weight="normal" officeooo:rsid="00008b6e" officeooo:paragraph-rsid="00041d30" style:font-weight-asian="normal" style:font-weight-complex="normal"/>
    </style:style>
    <style:style style:name="P7" style:family="paragraph" style:parent-style-name="Standard" style:list-style-name="L4">
      <style:text-properties style:font-name="Microsoft Sans Serif" fo:font-weight="normal" officeooo:rsid="00008b6e" officeooo:paragraph-rsid="00008b6e" style:font-weight-asian="normal" style:font-weight-complex="normal"/>
    </style:style>
    <style:style style:name="P8" style:family="paragraph" style:parent-style-name="Standard" style:list-style-name="L4">
      <style:text-properties style:font-name="Microsoft Sans Serif" fo:font-weight="normal" officeooo:rsid="00008b6e" officeooo:paragraph-rsid="0005facd" style:font-weight-asian="normal" style:font-weight-complex="normal"/>
    </style:style>
    <style:style style:name="P9" style:family="paragraph" style:parent-style-name="Standard" style:list-style-name="L5">
      <style:text-properties style:font-name="Microsoft Sans Serif" fo:font-weight="normal" officeooo:rsid="00008b6e" officeooo:paragraph-rsid="00008b6e" style:font-weight-asian="normal" style:font-weight-complex="normal"/>
    </style:style>
    <style:style style:name="P10" style:family="paragraph" style:parent-style-name="Standard" style:list-style-name="L5">
      <style:text-properties style:font-name="Microsoft Sans Serif" fo:font-weight="normal" officeooo:rsid="00008b6e" officeooo:paragraph-rsid="0005facd" style:font-weight-asian="normal" style:font-weight-complex="normal"/>
    </style:style>
    <style:style style:name="P11" style:family="paragraph" style:parent-style-name="Standard" style:list-style-name="L5">
      <style:text-properties style:font-name="Microsoft Sans Serif" fo:font-weight="normal" officeooo:paragraph-rsid="0005facd" style:font-weight-asian="normal" style:font-weight-complex="normal"/>
    </style:style>
    <style:style style:name="P12" style:family="paragraph" style:parent-style-name="Standard" style:list-style-name="L6">
      <style:text-properties style:font-name="Microsoft Sans Serif" fo:font-weight="normal" officeooo:paragraph-rsid="00079a37" style:font-weight-asian="normal" style:font-weight-complex="normal"/>
    </style:style>
    <style:style style:name="P13" style:family="paragraph" style:parent-style-name="Standard" style:list-style-name="L12">
      <style:text-properties style:font-name="Microsoft Sans Serif" fo:font-weight="normal" officeooo:rsid="000169c4" officeooo:paragraph-rsid="00079a37" style:font-weight-asian="normal" style:font-weight-complex="normal"/>
    </style:style>
    <style:style style:name="P14" style:family="paragraph" style:parent-style-name="Standard" style:list-style-name="L7">
      <style:text-properties style:font-name="Microsoft Sans Serif" fo:font-weight="normal" officeooo:paragraph-rsid="000169c4" style:font-weight-asian="normal" style:font-weight-complex="normal"/>
    </style:style>
    <style:style style:name="P15" style:family="paragraph" style:parent-style-name="Standard" style:list-style-name="L7">
      <style:text-properties style:font-name="Microsoft Sans Serif" fo:font-weight="normal" officeooo:paragraph-rsid="00079a37" style:font-weight-asian="normal" style:font-weight-complex="normal"/>
    </style:style>
    <style:style style:name="P16" style:family="paragraph" style:parent-style-name="Standard">
      <style:text-properties style:font-name="Microsoft Sans Serif" fo:font-weight="normal" officeooo:paragraph-rsid="00041d30" style:font-weight-asian="normal" style:font-weight-complex="normal"/>
    </style:style>
    <style:style style:name="P17" style:family="paragraph" style:parent-style-name="Standard" style:list-style-name="L8">
      <style:text-properties style:font-name="Microsoft Sans Serif" fo:font-weight="normal" officeooo:paragraph-rsid="00041d30" style:font-weight-asian="normal" style:font-weight-complex="normal"/>
    </style:style>
    <style:style style:name="P18" style:family="paragraph" style:parent-style-name="Standard" style:list-style-name="L9">
      <style:text-properties style:font-name="Microsoft Sans Serif" fo:font-weight="normal" officeooo:paragraph-rsid="00041d30" style:font-weight-asian="normal" style:font-weight-complex="normal"/>
    </style:style>
    <style:style style:name="P19" style:family="paragraph" style:parent-style-name="Standard" style:list-style-name="L10">
      <style:text-properties style:font-name="Microsoft Sans Serif" fo:font-weight="normal" officeooo:paragraph-rsid="00041d30" style:font-weight-asian="normal" style:font-weight-complex="normal"/>
    </style:style>
    <style:style style:name="P20" style:family="paragraph" style:parent-style-name="Standard" style:list-style-name="L11">
      <style:text-properties style:font-name="Microsoft Sans Serif" fo:font-weight="normal" officeooo:paragraph-rsid="00041d30" style:font-weight-asian="normal" style:font-weight-complex="normal"/>
    </style:style>
    <style:style style:name="P21" style:family="paragraph" style:parent-style-name="Standard" style:list-style-name="L12">
      <style:text-properties style:font-name="Microsoft Sans Serif" fo:font-weight="normal" officeooo:paragraph-rsid="00079a37" style:font-weight-asian="normal" style:font-weight-complex="normal"/>
    </style:style>
    <style:style style:name="P22" style:family="paragraph" style:parent-style-name="Standard" style:list-style-name="L12">
      <style:text-properties style:font-name="Microsoft Sans Serif" fo:font-weight="normal" officeooo:paragraph-rsid="000876ba" style:font-weight-asian="normal" style:font-weight-complex="normal"/>
    </style:style>
    <style:style style:name="P23" style:family="paragraph" style:parent-style-name="Standard">
      <style:text-properties style:font-name="Microsoft Sans Serif" fo:font-weight="bold" officeooo:paragraph-rsid="00041d30" style:font-weight-asian="bold" style:font-weight-complex="bold"/>
    </style:style>
    <style:style style:name="P24" style:family="paragraph" style:parent-style-name="Standard">
      <style:text-properties style:font-name="Microsoft Sans Serif" fo:font-weight="bold" officeooo:rsid="000169c4" officeooo:paragraph-rsid="00079a37" style:font-weight-asian="bold" style:font-weight-complex="bold"/>
    </style:style>
    <style:style style:name="P25" style:family="paragraph" style:parent-style-name="Standard">
      <style:text-properties style:font-name="Microsoft Sans Serif" fo:font-style="normal" fo:font-weight="normal" officeooo:paragraph-rsid="00027af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69c4" style:font-weight-asian="bold" style:font-weight-complex="bold"/>
    </style:style>
    <style:style style:name="T3" style:family="text">
      <style:text-properties fo:font-weight="bold" officeooo:rsid="00027af2" style:font-weight-asian="bold" style:font-weight-complex="bold"/>
    </style:style>
    <style:style style:name="T4" style:family="text">
      <style:text-properties fo:font-weight="bold" officeooo:rsid="00041d30" style:font-weight-asian="bold" style:font-weight-complex="bold"/>
    </style:style>
    <style:style style:name="T5" style:family="text">
      <style:text-properties officeooo:rsid="00008b6e"/>
    </style:style>
    <style:style style:name="T6" style:family="text">
      <style:text-properties officeooo:rsid="000169c4"/>
    </style:style>
    <style:style style:name="T7" style:family="text">
      <style:text-properties officeooo:rsid="00027af2"/>
    </style:style>
    <style:style style:name="T8" style:family="text">
      <style:text-properties officeooo:rsid="00041d30"/>
    </style:style>
    <style:style style:name="T9" style:family="text">
      <style:text-properties officeooo:rsid="0005facd"/>
    </style:style>
    <style:style style:name="T10" style:family="text">
      <style:text-properties officeooo:rsid="00079a37"/>
    </style:style>
    <style:style style:name="T11" style:family="text">
      <style:text-properties officeooo:rsid="000876ba"/>
    </style:style>
    <style:style style:name="T12" style:family="text">
      <style:text-properties officeooo:rsid="000bcbb1"/>
    </style:style>
    <style:style style:name="T13" style:family="text">
      <style:text-properties officeooo:rsid="000cfe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Communication Protocol between Server and a Client</text:p>
      <text:p text:style-name="P1"/>
      <text:p text:style-name="P1">A client can send multiple commands to the server. Each command begins by transmitting a<text:span text:style-name="T13">n</text:span> instance of Requests <text:span text:style-name="T13">enumeration</text:span>. According to the value of the instance, further steps differ. <text:span text:style-name="T8">The following section discusses the steps that follow after sending the specified Requests value to the server:</text:span></text:p>
      <text:p text:style-name="P1"/>
      <text:p text:style-name="P16"><text:span text:style-name="T4">GET_DB</text:span></text:p>
      <text:list xml:id="list4959010525444622235" text:style-name="L1">
        <text:list-item>
          <text:p text:style-name="P5"><text:span text:style-name="T8">Server → Client : Database</text:span></text:p>
        </text:list-item>
      </text:list>
      <text:p text:style-name="P23"><text:span text:style-name="T8">GET_LIGHT_DB</text:span></text:p>
      <text:list xml:id="list1352594545641929886" text:style-name="L9">
        <text:list-item>
          <text:p text:style-name="P18"><text:span text:style-name="T8">Server → Client : LightDatabase</text:span></text:p>
        </text:list-item>
      </text:list>
      <text:p text:style-name="P23"><text:span text:style-name="T8">ITEM_EXISTS</text:span></text:p>
      <text:list xml:id="list1737106715862515967" text:style-name="L10">
        <text:list-item>
          <text:p text:style-name="P19"><text:span text:style-name="T8">Client → Server : String[] (a path in the server database)</text:span></text:p>
        </text:list-item>
        <text:list-item>
          <text:p text:style-name="P19"><text:span text:style-name="T8">Server → Client : boolean (whether the specified path points to an existing item)</text:span></text:p>
        </text:list-item>
      </text:list>
      <text:p text:style-name="P23"><text:span text:style-name="T8">DEL_VERS</text:span></text:p>
      <text:list xml:id="list3323495229982973049" text:style-name="L11">
        <text:list-item>
          <text:p text:style-name="P20"><text:span text:style-name="T8">Client → Server : String[] (a path in the server database)</text:span></text:p>
        </text:list-item>
        <text:list-item>
          <text:p text:style-name="P20"><text:span text:style-name="T8">Client → Server : int (version number)</text:span></text:p>
        </text:list-item>
        <text:list-item>
          <text:p text:style-name="P20"><text:span text:style-name="T8">Server → Client : boolean (whether the deletion succeeded)</text:span></text:p>
        </text:list-item>
      </text:list>
      <text:p text:style-name="P1"><text:span text:style-name="T1">CREAT_FILE</text:span></text:p>
      <text:list xml:id="list1329920924130949251" text:style-name="L2">
        <text:list-item>
          <text:p text:style-name="P6"><text:span text:style-name="T8">Client → Server : long (size of the file to be added)</text:span></text:p>
        </text:list-item>
        <text:list-item>
          <text:p text:style-name="P6"><text:span text:style-name="T8">Client → Server : String[] (a target path in the server database)</text:span></text:p>
        </text:list-item>
        <text:list-item>
          <text:p text:style-name="P6"><text:span text:style-name="T8">Server → Client : boolean (whether the file creatin succeeded)</text:span></text:p>
        </text:list-item>
      </text:list>
      <text:p text:style-name="P1"><text:span text:style-name="T1">CREAT_VERS</text:span></text:p>
      <text:list xml:id="list1639049391888616209" text:style-name="L4">
        <text:list-item>
          <text:p text:style-name="P8"><text:span text:style-name="T8">Client → Server : long (size of the file to be added)</text:span></text:p>
        </text:list-item>
        <text:list-item>
          <text:p text:style-name="P8"><text:span text:style-name="T9">Server → Client : boolean (whether it is possible to add the version)</text:span></text:p>
        </text:list-item>
        <text:list-item>
          <text:p text:style-name="P8"><text:span text:style-name="T9">If the previous boolean was true, further steps follow:</text:span></text:p>
        </text:list-item>
        <text:list-item>
          <text:p text:style-name="P8"><text:span text:style-name="T8">Client → Server : String[] (a path </text:span><text:span text:style-name="T9">to a file </text:span><text:span text:style-name="T8">in the server database)</text:span></text:p>
        </text:list-item>
        <text:list-item>
          <text:p text:style-name="P8"><text:span text:style-name="T9">Client → Server : int (block size)</text:span></text:p>
        </text:list-item>
        <text:list-item>
          <text:p text:style-name="P7">A loop begins, with the client <text:span text:style-name="T9">each time sending one of the following:</text:span></text:p>
          <text:list>
            <text:list-item>
              <text:p text:style-name="P7">String „raw_data“ followed by a <text:span text:style-name="T9">b</text:span>yte<text:span text:style-name="T9">[]</text:span> containing new data</text:p>
            </text:list-item>
          </text:list>
        </text:list-item>
      </text:list>
      <text:list xml:id="list852437823336843049" text:style-name="L5">
        <text:list-item>
          <text:list>
            <text:list-item>
              <text:p text:style-name="P10">String „<text:span text:style-name="T9">hash“ <text:s/>followed by:</text:span></text:p>
              <text:list>
                <text:list-item>
                  <text:p text:style-name="P10"><text:span text:style-name="T9">long : t</text:span>he primary hash of an already present block</text:p>
                </text:list-item>
                <text:list-item>
                  <text:p text:style-name="P9">String : <text:span text:style-name="T9">the secondary hash of the block</text:span></text:p>
                </text:list-item>
              </text:list>
            </text:list-item>
            <text:list-item>
              <text:p text:style-name="P10"><text:span text:style-name="T9">String „get_light_db“ followed by:</text:span></text:p>
              <text:list>
                <text:list-item>
                  <text:p text:style-name="P10"><text:span text:style-name="T9">Server → Client : LightDatabase</text:span></text:p>
                </text:list-item>
              </text:list>
            </text:list-item>
            <text:list-item>
              <text:p text:style-name="P11"><text:span text:style-name="T9">String „end“ , </text:span><text:span text:style-name="T5">which marks the end of communication.</text:span></text:p>
            </text:list-item>
          </text:list>
        </text:list-item>
      </text:list>
      <text:p text:style-name="P1"><text:span text:style-name="T1">GET_FILE</text:span></text:p>
      <text:list xml:id="list1800441831176354463" text:style-name="L6">
        <text:list-item>
          <text:p text:style-name="P12"><text:span text:style-name="T8">Client → Server : String[] (a path in the server database)</text:span></text:p>
        </text:list-item>
        <text:list-item>
          <text:p text:style-name="P12"><text:span text:style-name="T8">Client → Server : int (version number)</text:span></text:p>
        </text:list-item>
        <text:list-item>
          <text:p text:style-name="P12"><text:span text:style-name="T10">Server → Client : byte[] (contents of the file)</text:span></text:p>
        </text:list-item>
      </text:list>
      <text:p text:style-name="P1"><text:span text:style-name="T1">END</text:span></text:p>
      <text:list xml:id="list1172283970985983473" text:style-name="L8">
        <text:list-item>
          <text:p text:style-name="P17"><text:span text:style-name="T8">Nothing follows, </text:span><text:span text:style-name="T10">server</text:span><text:span text:style-name="T8"> shuts down.</text:span></text:p>
        </text:list-item>
      </text:list>
      <text:p text:style-name="P2"><text:span text:style-name="T2">CREAT_DIR</text:span></text:p>
      <text:list xml:id="list6116831832183292354" text:style-name="L7">
        <text:list-item>
          <text:p text:style-name="P15"><text:span text:style-name="T10">Client → Server : long (size of the directory contents)</text:span></text:p>
        </text:list-item>
        <text:list-item>
          <text:p text:style-name="P15"><text:span text:style-name="T10">Client → Server : String[] (path on the server to be created)</text:span></text:p>
        </text:list-item>
        <text:list-item>
          <text:p text:style-name="P15"><text:span text:style-name="T10">Server → Client : boolean (whether the directory creatin succeeded)</text:span></text:p>
        </text:list-item>
      </text:list>
      <text:p text:style-name="P24"><text:span text:style-name="T10">GET_ZIP</text:span></text:p>
      <text:list xml:id="list6296936217179952056" text:style-name="L12">
        <text:list-item>
          <text:p text:style-name="P21"><text:span text:style-name="T8">Client → Server : String[] (a path in the server database)</text:span></text:p>
        </text:list-item>
        <text:list-item>
          <text:p text:style-name="P13"><text:span text:style-name="T8">Client → Server : int (version number)</text:span></text:p>
        </text:list-item>
        <text:list-item>
          <text:p text:style-name="P22"><text:span text:style-name="T11">Server → Client : byte[] (a ZIP archive)</text:span></text:p>
        </text:list-item>
      </text:list>
      <text:p text:style-name="P25"><text:soft-page-break/><text:span text:style-name="T3">Note:</text:span><text:span text:style-name="T7"> </text:span><text:span text:style-name="T12">all the </text:span><text:span text:style-name="T7">Java object</text:span><text:span text:style-name="T12">s are sent in the serialized state</text:span><text:span text:style-name="T7">, for details consult the attached document containing the exact specification of the format us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22:21:20.39</meta:creation-date>
    <dc:date>2013-03-18T23:45:39.29</dc:date>
    <meta:editing-duration>PT1H11M24S</meta:editing-duration>
    <meta:editing-cycles>14</meta:editing-cycles>
    <meta:generator>LibreOffice/4.0.1.2$Windows_x86 LibreOffice_project/84102822e3d61eb989ddd325abf1ac077904985</meta:generator>
    <meta:document-statistic meta:table-count="0" meta:image-count="0" meta:object-count="0" meta:page-count="2" meta:paragraph-count="46" meta:word-count="425" meta:character-count="2294" meta:non-whitespace-character-count="1947"/>
  </office:meta>
</office:document-meta>
</file>